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789289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PAmj" svg:font-family="IPAmj, IPAmjMincho"/>
    <style:font-face style:name="IPAmj明朝" svg:font-family="IPAmj明朝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style:font-name="IPAmj明朝" fo:font-size="28pt" officeooo:rsid="001b3fa1" officeooo:paragraph-rsid="001b3fa1" style:font-name-asian="IPAmj明朝" style:font-size-asian="28pt" style:font-size-complex="28pt"/>
    </style:style>
    <style:style style:name="P2" style:family="paragraph" style:parent-style-name="Standard">
      <style:text-properties fo:font-size="48pt" officeooo:paragraph-rsid="001b3fa1" style:font-name-asian="IPAmj明朝" style:font-size-asian="48pt" style:font-size-complex="48pt"/>
    </style:style>
    <style:style style:name="T1" style:family="text">
      <style:text-properties style:font-name="IPAmj明朝" officeooo:rsid="001b3fa1"/>
    </style:style>
    <style:style style:name="T2" style:family="text">
      <style:text-properties fo:font-variant="normal" fo:text-transform="none" fo:color="#000000" loext:opacity="100%" fo:letter-spacing="normal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これはテストです。</text:p>
      <text:p text:style-name="P1">Abcdefghijklmn</text:p>
      <text:p text:style-name="P1"/>
      <text:p text:style-name="P2"><text:span text:style-name="T1">「</text:span><text:span text:style-name="T2">葛󠄂</text:span> <text:span text:style-name="T1">」</text:span></text:p>
      <text:p text:style-name="P2"><draw:frame draw:style-name="fr1" draw:name="画像1" text:anchor-type="char" svg:width="2.709cm" svg:height="2.709cm" draw:z-index="0"><draw:image xlink:href="Pictures/1000000100000080000000807892898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PAmj" svg:font-family="IPAmj, IPAmjMincho"/>
    <style:font-face style:name="IPAmj明朝" svg:font-family="IPAmj明朝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07:01:05.687000000</meta:creation-date>
    <dc:date>2025-01-09T07:06:45.615000000</dc:date>
    <meta:editing-duration>PT5M40S</meta:editing-duration>
    <meta:editing-cycles>1</meta:editing-cycles>
    <meta:document-statistic meta:table-count="0" meta:image-count="1" meta:object-count="0" meta:page-count="1" meta:paragraph-count="3" meta:word-count="14" meta:character-count="27" meta:non-whitespace-character-count="27"/>
    <meta:generator>LibreOffice/24.8.4.2$Windows_X86_64 LibreOffice_project/bb3cfa12c7b1bf994ecc5649a80400d06cd71002</meta:generator>
  </office:meta>
</office:document-meta>
</file>